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4.25cm" fo:min-width="6cm" loext:decorative="false"/>
    </style:style>
    <style:style style:name="gr3" style:family="graphic" style:parent-style-name="standard">
      <style:graphic-properties loext:decorative="false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Text Box" draw:style-name="gr1" draw:text-style-name="P1" draw:layer="layout" svg:width="4.5cm" svg:height="2cm" svg:x="2.25cm" svg:y="2cm">
          <draw:text-box>
            <text:p>Text Box Text</text:p>
          </draw:text-box>
        </draw:frame>
        <draw:custom-shape draw:name="Rect" draw:style-name="gr2" draw:text-style-name="P2" draw:layer="layout" svg:width="6.5cm" svg:height="4.5cm" svg:x="6.25cm" svg:y="7cm">
          <text:p/>
          <draw:enhanced-geometry svg:viewBox="0 0 21600 21600" draw:type="rectangle" draw:enhanced-path="M 0 0 L 21600 0 21600 21600 0 21600 0 0 Z N"/>
        </draw:custom-shape>
        <draw:frame draw:name="Table1" draw:style-name="gr3" draw:layer="layout" svg:width="14.098cm" svg:height="5.998cm" svg:x="2.919cm" svg:y="18.0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2" table:default-cell-style-name="gray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/>
      <draw:page draw:name="page3" draw:style-name="dp1" draw:master-page-name="Default">
        <draw:frame draw:name="Text Box 1" draw:style-name="gr1" draw:text-style-name="P1" draw:layer="layout" svg:width="4.5cm" svg:height="2cm" svg:x="2.25cm" svg:y="2cm">
          <draw:text-box>
            <text:p>Text Box Text</text:p>
          </draw:text-box>
        </draw:frame>
        <draw:custom-shape draw:name="Rect 1" draw:style-name="gr2" draw:text-style-name="P2" draw:layer="layout" svg:width="6.5cm" svg:height="4.5cm" svg:x="6.25cm" svg:y="7cm">
          <text:p/>
          <draw:enhanced-geometry svg:viewBox="0 0 21600 21600" draw:type="rectangle" draw:enhanced-path="M 0 0 L 21600 0 21600 21600 0 21600 0 0 Z N"/>
        </draw:custom-shape>
        <draw:frame draw:name="Table 1" draw:style-name="gr3" draw:layer="layout" svg:width="14.098cm" svg:height="5.998cm" svg:x="2.919cm" svg:y="18.0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2" table:default-cell-style-name="gray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10-11T10:29:05.396364294</meta:creation-date>
    <dc:date>2026-01-15T09:51:29.411256045</dc:date>
    <meta:editing-duration>PT4M8S</meta:editing-duration>
    <meta:editing-cycles>3</meta:editing-cycles>
    <meta:generator>LibreOffice/25.2.7.2$Linux_X86_64 LibreOffice_project/520$Build-2</meta:generator>
    <meta:document-statistic meta:object-count="6"/>
  </office:meta>
</office:document-meta>
</file>